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monospace"/>
  </office:font-face-decls>
  <office:automatic-styles>
    <style:style style:name="P1" style:family="paragraph" style:parent-style-name="Heading_20_1">
      <style:text-properties officeooo:paragraph-rsid="00037488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37488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>1. Zmodyfikowana konfiguracja Nginx z <text:span text:style-name="Source_20_Text">upstream</text:span></text:h>
      <text:section text:style-name="Sect1" text:name="code-block-viewer">
        <text:p text:style-name="Preformatted_20_Text">frontend\nginx\default.conf</text:p>
      </text:section>
      <text:h text:style-name="Heading_20_2" text:outline-level="2">Nowa zawartość</text:h>
      <text:section text:style-name="Sect1" text:name="Sekcja1">
        <text:p text:style-name="Preformatted_20_Text"><text:bookmark text:name="code-block-viewer"/>upstream backend_upstream {</text:p>
        <text:p text:style-name="Preformatted_20_Text"><text:s text:c="4"/><text:span text:style-name="T2">server api-a:3000;</text:span></text:p>
        <text:p text:style-name="P2"><text:s text:c="4"/>server api-b:3000;</text:p>
        <text:p text:style-name="Preformatted_20_Text">}</text:p>
        <text:p text:style-name="Preformatted_20_Text">server {</text:p>
        <text:p text:style-name="Preformatted_20_Text"><text:s text:c="4"/>listen 80;</text:p>
        <text:p text:style-name="Preformatted_20_Text"><text:s text:c="4"/>server_name _;</text:p>
        <text:p text:style-name="Preformatted_20_Text"><text:s text:c="4"/>root /usr/share/nginx/html;</text:p>
        <text:p text:style-name="Preformatted_20_Text"><text:s text:c="4"/>index index.html;</text:p>
        <text:p text:style-name="Preformatted_20_Text"><text:s text:c="4"/>location / {</text:p>
        <text:p text:style-name="Preformatted_20_Text"><text:s text:c="8"/>try_files $uri $uri/ =404;</text:p>
        <text:p text:style-name="Preformatted_20_Text"><text:s text:c="4"/>}</text:p>
        <text:p text:style-name="Preformatted_20_Text"><text:s text:c="4"/>location = /api/stats {</text:p>
        <text:p text:style-name="Preformatted_20_Text"><text:s text:c="8"/>proxy_pass http://backend_upstream/stats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8"/>proxy_cache stats_cache;</text:p>
        <text:p text:style-name="Preformatted_20_Text"><text:s text:c="8"/>proxy_cache_valid 200 30s;</text:p>
        <text:p text:style-name="Preformatted_20_Text"><text:s text:c="8"/>proxy_cache_methods GET HEAD;</text:p>
        <text:p text:style-name="Preformatted_20_Text"><text:s text:c="8"/>proxy_cache_key $scheme$request_method$host$request_uri;</text:p>
        <text:p text:style-name="Preformatted_20_Text"><text:s text:c="8"/>add_header X-Cache-Status $upstream_cache_status always;</text:p>
        <text:p text:style-name="Preformatted_20_Text"><text:s text:c="4"/>}</text:p>
        <text:p text:style-name="Preformatted_20_Text"><text:s text:c="4"/>location /api/ {</text:p>
        <text:p text:style-name="Preformatted_20_Text"><text:s text:c="8"/>proxy_pass http://backend_upstream/;</text:p>
        <text:p text:style-name="Preformatted_20_Text"><text:s text:c="8"/>proxy_http_version 1.1;</text:p>
        <text:p text:style-name="Preformatted_20_Text"><text:s text:c="8"/>proxy_set_header Host $host;</text:p>
        <text:p text:style-name="Preformatted_20_Text"><text:s text:c="8"/>proxy_set_header X-Real-IP $remote_addr;</text:p>
        <text:p text:style-name="Preformatted_20_Text"><text:s text:c="8"/>proxy_set_header X-Forwarded-For $proxy_add_x_forwarded_for;</text:p>
        <text:p text:style-name="Preformatted_20_Text"><text:s text:c="8"/>proxy_set_header X-Forwarded-Proto $scheme;</text:p>
        <text:p text:style-name="Preformatted_20_Text"><text:s text:c="4"/>}</text:p>
        <text:p text:style-name="Preformatted_20_Text">}</text:p>
      </text:section>
      <text:h text:style-name="Heading_20_1" text:outline-level="1">2. Podstrona statystyk (stats.html) ma wyświetlać identyfikator instancji backendu, która obsłużyła ostatnie żądanie.</text:h>
      <text:p text:style-name="Text_20_body"><text:s/><text:span text:style-name="Source_20_Text">stats.js:</text:span></text:p>
      <text:section text:style-name="Sect1" text:name="Sekcja4">
        <text:p text:style-name="Preformatted_20_Text"><text:bookmark text:name="code-block-viewer kopia 3"/>async function loadStats() {</text:p>
        <text:p text:style-name="Preformatted_20_Text"><text:s text:c="2"/>try {</text:p>
        <text:p text:style-name="Preformatted_20_Text"><text:s text:c="4"/>const response = await fetch("/api/stats");</text:p>
        <text:p text:style-name="Preformatted_20_Text"><text:s text:c="4"/>const data = await response.json();</text:p>
        <text:p text:style-name="Preformatted_20_Text"><text:soft-page-break/><text:s text:c="4"/>document.getElementById("totalProducts").textContent = data.totalProducts;</text:p>
        <text:p text:style-name="Preformatted_20_Text"><text:s text:c="4"/><text:span text:style-name="T2">document.getElementById("instanceId").textContent = data.instanceId;</text:span></text:p>
        <text:p text:style-name="Preformatted_20_Text"><text:s text:c="4"/>document.getElementById("timestamp").textContent = data.timestamp;</text:p>
        <text:p text:style-name="Preformatted_20_Text"><text:s text:c="4"/>document.getElementById("cacheStatus").textContent =</text:p>
        <text:p text:style-name="Preformatted_20_Text"><text:s text:c="6"/>response.headers.get("X-Cache-Status") || "N/A";</text:p>
        <text:p text:style-name="Preformatted_20_Text"><text:s text:c="2"/>} catch (error) {</text:p>
        <text:p text:style-name="Preformatted_20_Text"><text:s text:c="4"/>document.getElementById("totalProducts").textContent = "Error";</text:p>
        <text:p text:style-name="Preformatted_20_Text"><text:s text:c="4"/>document.getElementById("instanceId").textContent = error.message;</text:p>
        <text:p text:style-name="Preformatted_20_Text"><text:s text:c="4"/>document.getElementById("timestamp").textContent = "-";</text:p>
        <text:p text:style-name="Preformatted_20_Text"><text:s text:c="4"/>document.getElementById("cacheStatus").textContent = "-";</text:p>
        <text:p text:style-name="Preformatted_20_Text"><text:s text:c="2"/>}</text:p>
        <text:p text:style-name="Preformatted_20_Text">}</text:p>
        <text:p text:style-name="Preformatted_20_Text">document.getElementById("loadStatsBtn").addEventListener("click", loadStats);</text:p>
        <text:p text:style-name="Preformatted_20_Text">loadStats();</text:p>
      </text:section>
      <text:h text:style-name="Heading_20_1" text:outline-level="1">3. Budowanie nowej wersji frontendu jako <text:span text:style-name="Source_20_Text">v</text:span><text:span text:style-name="Source_20_Text"><text:span text:style-name="T3">3</text:span></text:span></text:h>
      <text:section text:style-name="Sect1" text:name="Sekcja5">
        <text:p text:style-name="Preformatted_20_Text">$REGISTRY_USER = "rockpiryt"</text:p>
        <text:p text:style-name="Preformatted_20_Text">$FRONT_IMAGE = "$REGISTRY_USER/product-dashboard-frontend-ex"</text:p>
        <text:p text:style-name="Preformatted_20_Text">$BACK_IMAGE = "$REGISTRY_USER/product-dashboard-backend-ex"</text:p>
        <text:p text:style-name="Preformatted_20_Text">$VERSION = "v3"</text:p>
      </text:section>
      <text:h text:style-name="Heading_20_2" text:outline-level="2">Build nowego obrazu frontendu</text:h>
      <text:section text:style-name="Sect1" text:name="Sekcja7">
        <text:p text:style-name="Preformatted_20_Text"><text:bookmark text:name="code-block-viewer kopia 6"/>docker build -t "${FRONT_IMAGE}:${VERSION}" -t "${FRONT_IMAGE}:latest" ./frontend</text:p>
      </text:section>
      <text:h text:style-name="Heading_20_2" text:outline-level="2">Push</text:h>
      <text:section text:style-name="Sect1" text:name="Sekcja8">
        <text:p text:style-name="Preformatted_20_Text"><text:bookmark text:name="code-block-viewer kopia 7"/>docker push "${FRONT_IMAGE}:${VERSION}"</text:p>
        <text:p text:style-name="Preformatted_20_Text">docker push "${FRONT_IMAGE}:latest"</text:p>
      </text:section>
      <text:h text:style-name="Heading_20_2" text:outline-level="2">Utworzenie sieci Docker</text:h>
      <text:section text:style-name="Sect1" text:name="Sekcja10">
        <text:p text:style-name="Preformatted_20_Text"><text:bookmark text:name="code-block-viewer kopia 9"/>docker network create product-dashboard-net<text:span text:style-name="T3">ex</text:span></text:p>
      </text:section>
      <text:p text:style-name="Text_20_body"/>
      <text:h text:style-name="Heading_20_2" text:outline-level="2">Uruchomienie dwóch backendów z tego samego obrazu</text:h>
      <text:h text:style-name="Heading_20_3" text:outline-level="3"><text:span text:style-name="Source_20_Text">api-a</text:span></text:h>
      <text:section text:style-name="Sect1" text:name="Sekcja12">
        <text:p text:style-name="Preformatted_20_Text"><text:bookmark text:name="code-block-viewer kopia 11"/>docker run -d --name api-a --network product-dashboard-net<text:span text:style-name="T3">ex</text:span> -e INSTANCE_ID=api-a "${BACK_IMAGE}:v<text:span text:style-name="T3">3</text:span>"</text:p>
      </text:section>
      <text:h text:style-name="Heading_20_3" text:outline-level="3"><text:span text:style-name="Source_20_Text">api-b</text:span></text:h>
      <text:section text:style-name="Sect1" text:name="Sekcja13">
        <text:p text:style-name="Preformatted_20_Text"><text:bookmark text:name="code-block-viewer kopia 12"/>docker run -d --name api-b --network product-dashboard-net<text:span text:style-name="T3">ex</text:span> -e INSTANCE_ID=api-b "${BACK_IMAGE}:v<text:span text:style-name="T3">3</text:span>"</text:p>
      </text:section>
      <text:h text:style-name="Heading_20_2" text:outline-level="2">Uruchomienie frontendu z wersji <text:span text:style-name="Source_20_Text">v</text:span><text:span text:style-name="Source_20_Text"><text:span text:style-name="T3">3</text:span></text:span></text:h>
      <text:p text:style-name="Text_20_body"/>
      <text:section text:style-name="Sect1" text:name="Sekcja15">
        <text:p text:style-name="Preformatted_20_Text"><text:bookmark text:name="code-block-viewer kopia 14"/>docker run -d --name frontend --network product-dashboard-net-<text:span text:style-name="T3">ex</text:span> -p 8080:80 "${FRONT_IMAGE}:v<text:span text:style-name="T3">3</text:span>"</text:p>
      </text:section>
      <text:p text:style-name="Text_20_body"/>
      <text:h text:style-name="P1" text:outline-level="1"><text:soft-page-break/>8. Testy potwierdzające load balancing</text:h>
      <text:h text:style-name="Heading_20_2" text:outline-level="2">Pierwsze wywołanie</text:h>
      <text:section text:style-name="Sect1" text:name="Sekcja18">
        <text:p text:style-name="Preformatted_20_Text"><text:bookmark text:name="code-block-viewer kopia 17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h text:style-name="Heading_20_3" text:outline-level="3"><text:span text:style-name="T3">W</text:span>ynik</text:h>
      <text:section text:style-name="Sect1" text:name="Sekcja19">
        <text:p text:style-name="Preformatted_20_Text">PS C:\Users\x270\Desktop\UG\NAUKA\sem_6\devops\zajecia3\product-dashboard2&gt; $response = Invoke-WebRequest -Uri "http://localhost:8080/api/stats" -Method GET</text:p>
        <text:p text:style-name="Preformatted_20_Text">PS C:\Users\x270\Desktop\UG\NAUKA\sem_6\devops\zajecia3\product-dashboard2&gt; $response.Headers["X-Cache-Status"]</text:p>
        <text:p text:style-name="P2">EXPIRED</text:p>
        <text:p text:style-name="Preformatted_20_Text">PS C:\Users\x270\Desktop\UG\NAUKA\sem_6\devops\zajecia3\product-dashboard2&gt; $response.Content</text:p>
        <text:p text:style-name="Preformatted_20_Text">{"totalProducts":3,"instanceId":"api-b","timestamp":"2026-03-28T10:58:19.520Z"}</text:p>
      </text:section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Drugie wywołanie od razu</text:h>
      <text:section text:style-name="Sect1" text:name="Sekcja20">
        <text:p text:style-name="Preformatted_20_Text"><text:bookmark text:name="code-block-viewer kopia 19"/>$response = Invoke-WebRequest -Uri "http://localhost:8080/api/stats" -Method GET</text:p>
        <text:p text:style-name="Preformatted_20_Text">$response.Headers["X-Cache-Status"]</text:p>
        <text:p text:style-name="Preformatted_20_Text">$response.Content</text:p>
      </text:section>
      <text:h text:style-name="Heading_20_3" text:outline-level="3"><text:span text:style-name="T3">W</text:span>ynik</text:h>
      <text:section text:style-name="Sect1" text:name="Sekcja21">
        <text:p text:style-name="Preformatted_20_Text">PS C:\Users\x270\Desktop\UG\NAUKA\sem_6\devops\zajecia3\product-dashboard2&gt; $response = Invoke-WebRequest -Uri "http://localhost:8080/api/stats" -Method GET</text:p>
        <text:p text:style-name="Preformatted_20_Text">PS C:\Users\x270\Desktop\UG\NAUKA\sem_6\devops\zajecia3\product-dashboard2&gt; $response.Headers["X-Cache-Status"]</text:p>
        <text:p text:style-name="P2">HIT</text:p>
        <text:p text:style-name="Preformatted_20_Text">PS C:\Users\x270\Desktop\UG\NAUKA\sem_6\devops\zajecia3\product-dashboard2&gt; $response.Content</text:p>
        <text:p text:style-name="Preformatted_20_Text">{"totalProducts":3,"instanceId":"<text:span text:style-name="T2">api-b</text:span>","timestamp":"2026-03-28T10:58:19.520Z"}</text:p>
        <text:p text:style-name="Preformatted_20_Text">PS C:\Users\x270\Desktop\UG\NAUKA\sem_6\devops\zajecia3\product-dashboard2&gt;</text:p>
      </text:section>
      <text:p text:style-name="Text_20_body">To pokazuje działanie cache.</text:p>
      <text:h text:style-name="Heading_20_2" text:outline-level="2">Trzecie wywołanie po ponad 30 sekundach</text:h>
      <text:section text:style-name="Sect1" text:name="Sekcja22">
        <text:p text:style-name="Preformatted_20_Text">PS C:\Users\x270\Desktop\UG\NAUKA\sem_6\devops\zajecia3\product-dashboard2&gt; <text:span text:style-name="T2">Start-Sleep -Seconds 31</text:span></text:p>
        <text:p text:style-name="Preformatted_20_Text">PS C:\Users\x270\Desktop\UG\NAUKA\sem_6\devops\zajecia3\product-dashboard2&gt; $response = Invoke-WebRequest -Uri "http://localhost:8080/api/stats" -Method GET</text:p>
        <text:p text:style-name="Preformatted_20_Text">PS C:\Users\x270\Desktop\UG\NAUKA\sem_6\devops\zajecia3\product-dashboard2&gt; $response.Headers["X-Cache-Status"]</text:p>
        <text:p text:style-name="P2">EXPIRED</text:p>
        <text:p text:style-name="Preformatted_20_Text">PS C:\Users\x270\Desktop\UG\NAUKA\sem_6\devops\zajecia3\product-dashboard2&gt; $response.Content</text:p>
        <text:p text:style-name="Preformatted_20_Text">{"totalProducts":3,"instanceId":"<text:span text:style-name="T2">api-a</text:span>","timestamp":"2026-03-28T11:00:29.734Z"}</text:p>
        <text:p text:style-name="Preformatted_20_Text">PS C:\Users\x270\Desktop\UG\NAUKA\sem_6\devops\zajecia3\product-dashboard2&gt; </text:p>
      </text:section>
      <text:p text:style-name="Text_20_body"><text:soft-page-break/>To pokazuje, że kolejne żądanie po wygaśnięciu cache mogło zosta<text:span text:style-name="T3">ło</text:span> obsłużone przez inną instancję.</text:p>
      <text:h text:style-name="Heading_20_1" text:outline-level="1">10. Test wyświetlania <text:span text:style-name="Source_20_Text">INSTANCE_ID</text:span> w aplikacji</text:h>
      <text:section text:style-name="Sect1" text:name="Sekcja26">
        <text:p text:style-name="Preformatted_20_Text"><text:bookmark text:name="code-block-viewer kopia 25"/>http://localhost:8080/stats.html</text:p>
      </text:section>
      <text:p text:style-name="Text_20_body">Po klikaniu <text:span text:style-name="Strong_20_Emphasis">Refresh stats</text:span> albo odświeżaniu strony po wygaśnięciu cache <text:span text:style-name="T3">zmiana </text:span><text:s/>pola:</text:p>
      <text:list text:style-name="L7">
        <text:list-item>
          <text:p text:style-name="P12"><text:span text:style-name="Source_20_Text">Backend instance: api-a</text:span> → <text:span text:style-name="T3">api-b</text:span></text:p>
          <text:p text:style-name="P11"/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7T16:33:18.137000000</meta:creation-date>
    <dc:date>2026-03-28T12:07:36.025000000</dc:date>
    <meta:editing-duration>PT1H41M5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5" meta:paragraph-count="113" meta:word-count="391" meta:character-count="5250" meta:non-whitespace-character-count="4732"/>
  </office:meta>
</office:document-meta>
</file>